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agegroup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yearsmarrie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dul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ngle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i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rie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rried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lder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dow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ild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married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09:30:03.3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0:00:07.883000000</meta:creation-date>
    <dc:date>2020-02-05T09:38:01.347000000</dc:date>
    <meta:editing-duration>PT13M5S</meta:editing-duration>
    <meta:editing-cycles>3</meta:editing-cycles>
    <meta:generator>LibreOffice/6.0.4.2$Windows_X86_64 LibreOffice_project/9b0d9b32d5dcda91d2f1a96dc04c645c450872bf</meta:generator>
    <meta:document-statistic meta:table-count="1" meta:cell-count="30" meta:object-count="0"/>
  </office:meta>
</office:document-meta>
</file>